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69" style:family="table">
      <style:table-properties style:width="18.083cm" table:align="center"/>
    </style:style>
    <style:style style:name="Таблица69.A" style:family="table-column">
      <style:table-column-properties style:column-width="7.983cm"/>
    </style:style>
    <style:style style:name="Таблица69.B" style:family="table-column">
      <style:table-column-properties style:column-width="4.029cm"/>
    </style:style>
    <style:style style:name="Таблица69.C" style:family="table-column">
      <style:table-column-properties style:column-width="0.758cm"/>
    </style:style>
    <style:style style:name="Таблица69.D" style:family="table-column">
      <style:table-column-properties style:column-width="0.561cm"/>
    </style:style>
    <style:style style:name="Таблица69.E" style:family="table-column">
      <style:table-column-properties style:column-width="2.36cm"/>
    </style:style>
    <style:style style:name="Таблица69.F" style:family="table-column">
      <style:table-column-properties style:column-width="0.912cm"/>
    </style:style>
    <style:style style:name="Таблица69.G" style:family="table-column">
      <style:table-column-properties style:column-width="0.746cm"/>
    </style:style>
    <style:style style:name="Таблица69.H" style:family="table-column">
      <style:table-column-properties style:column-width="0.734cm"/>
    </style:style>
    <style:style style:name="Таблица69.1" style:family="table-row">
      <style:table-row-properties fo:keep-together="always" style:use-optimal-row-height="false"/>
    </style:style>
    <style:style style:name="Таблица69.A1" style:family="table-cell">
      <style:table-cell-properties fo:padding-left="0.099cm" fo:padding-right="0.099cm" fo:padding-top="0cm" fo:padding-bottom="0cm" fo:border-left="none" fo:border-right="none" fo:border-top="none" fo:border-bottom="0.5pt solid #000000" style:writing-mode="lr-tb"/>
    </style:style>
    <style:style style:name="Таблица69.B1" style:family="table-cell">
      <style:table-cell-properties fo:padding-left="0.099cm" fo:padding-right="0.099cm" fo:padding-top="0cm" fo:padding-bottom="0cm" fo:border="none" style:writing-mode="lr-tb"/>
    </style:style>
    <style:style style:name="Таблица70" style:family="table">
      <style:table-properties style:width="15.24cm" table:align="center"/>
    </style:style>
    <style:style style:name="Таблица70.A" style:family="table-column">
      <style:table-column-properties style:column-width="5.697cm"/>
    </style:style>
    <style:style style:name="Таблица70.B" style:family="table-column">
      <style:table-column-properties style:column-width="0.953cm"/>
    </style:style>
    <style:style style:name="Таблица70.C" style:family="table-column">
      <style:table-column-properties style:column-width="0.794cm"/>
    </style:style>
    <style:style style:name="Таблица70.D" style:family="table-column">
      <style:table-column-properties style:column-width="1.111cm"/>
    </style:style>
    <style:style style:name="Таблица70.E" style:family="table-column">
      <style:table-column-properties style:column-width="6.685cm"/>
    </style:style>
    <style:style style:name="Таблица70.A1" style:family="table-cell">
      <style:table-cell-properties fo:padding-left="0.191cm" fo:padding-right="0.191cm" fo:padding-top="0cm" fo:padding-bottom="0cm" fo:border="none" style:writing-mode="lr-tb"/>
    </style:style>
    <style:style style:name="Таблица70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70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71" style:family="table">
      <style:table-properties style:width="17.881cm" fo:margin-left="-0.191cm" table:align="left"/>
    </style:style>
    <style:style style:name="Таблица71.A" style:family="table-column">
      <style:table-column-properties style:column-width="17.881cm"/>
    </style:style>
    <style:style style:name="Таблица71.1" style:family="table-row">
      <style:table-row-properties fo:keep-together="always" style:use-optimal-row-height="false"/>
    </style:style>
    <style:style style:name="Таблица71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72" style:family="table">
      <style:table-properties style:width="17.881cm" fo:margin-left="-0.191cm" table:align="left"/>
    </style:style>
    <style:style style:name="Таблица72.A" style:family="table-column">
      <style:table-column-properties style:column-width="17.881cm"/>
    </style:style>
    <style:style style:name="Таблица72.1" style:family="table-row">
      <style:table-row-properties fo:keep-together="always" style:use-optimal-row-height="false"/>
    </style:style>
    <style:style style:name="Таблица7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73" style:family="table">
      <style:table-properties style:width="16.949cm" fo:margin-left="0.741cm" table:align="left"/>
    </style:style>
    <style:style style:name="Таблица73.A" style:family="table-column">
      <style:table-column-properties style:column-width="0.91cm"/>
    </style:style>
    <style:style style:name="Таблица73.B" style:family="table-column">
      <style:table-column-properties style:column-width="16.039cm"/>
    </style:style>
    <style:style style:name="Таблица73.A1" style:family="table-cell">
      <style:table-cell-properties fo:padding-left="0.191cm" fo:padding-right="0.191cm" fo:padding-top="0cm" fo:padding-bottom="0cm" fo:border="none" style:writing-mode="lr-tb"/>
    </style:style>
    <style:style style:name="Таблица7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75" style:family="table">
      <style:table-properties style:width="16.949cm" fo:margin-left="0.741cm" table:align="left"/>
    </style:style>
    <style:style style:name="Таблица75.A" style:family="table-column">
      <style:table-column-properties style:column-width="0.91cm"/>
    </style:style>
    <style:style style:name="Таблица75.B" style:family="table-column">
      <style:table-column-properties style:column-width="16.039cm"/>
    </style:style>
    <style:style style:name="Таблица75.A1" style:family="table-cell">
      <style:table-cell-properties fo:padding-left="0.191cm" fo:padding-right="0.191cm" fo:padding-top="0cm" fo:padding-bottom="0cm" fo:border="none" style:writing-mode="lr-tb"/>
    </style:style>
    <style:style style:name="Таблица75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77" style:family="table">
      <style:table-properties style:width="17.881cm" fo:margin-left="-0.191cm" table:align="left"/>
    </style:style>
    <style:style style:name="Таблица77.A" style:family="table-column">
      <style:table-column-properties style:column-width="2.731cm"/>
    </style:style>
    <style:style style:name="Таблица77.B" style:family="table-column">
      <style:table-column-properties style:column-width="15.15cm"/>
    </style:style>
    <style:style style:name="Таблица77.1" style:family="table-row">
      <style:table-row-properties style:min-row-height="0.7cm" style:use-optimal-row-height="false"/>
    </style:style>
    <style:style style:name="Таблица77.A1" style:family="table-cell">
      <style:table-cell-properties fo:padding-left="0.191cm" fo:padding-right="0.191cm" fo:padding-top="0cm" fo:padding-bottom="0cm" fo:border="none" style:writing-mode="lr-tb"/>
    </style:style>
    <style:style style:name="Таблица77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78" style:family="table">
      <style:table-properties style:width="17.881cm" fo:margin-left="-0.191cm" table:align="left"/>
    </style:style>
    <style:style style:name="Таблица78.A" style:family="table-column">
      <style:table-column-properties style:column-width="17.881cm"/>
    </style:style>
    <style:style style:name="Таблица78.1" style:family="table-row">
      <style:table-row-properties fo:keep-together="always" style:use-optimal-row-height="false"/>
    </style:style>
    <style:style style:name="Таблица78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83" style:family="table">
      <style:table-properties style:width="17.852cm" fo:margin-left="-0.101cm" table:align="left"/>
    </style:style>
    <style:style style:name="Таблица83.A" style:family="table-column">
      <style:table-column-properties style:column-width="6.509cm"/>
    </style:style>
    <style:style style:name="Таблица83.B" style:family="table-column">
      <style:table-column-properties style:column-width="0.953cm"/>
    </style:style>
    <style:style style:name="Таблица83.C" style:family="table-column">
      <style:table-column-properties style:column-width="0.635cm"/>
    </style:style>
    <style:style style:name="Таблица83.D" style:family="table-column">
      <style:table-column-properties style:column-width="2.526cm"/>
    </style:style>
    <style:style style:name="Таблица83.E" style:family="table-column">
      <style:table-column-properties style:column-width="0.658cm"/>
    </style:style>
    <style:style style:name="Таблица83.F" style:family="table-column">
      <style:table-column-properties style:column-width="0.951cm"/>
    </style:style>
    <style:style style:name="Таблица83.G" style:family="table-column">
      <style:table-column-properties style:column-width="5.622cm"/>
    </style:style>
    <style:style style:name="Таблица83.1" style:family="table-row">
      <style:table-row-properties fo:keep-together="always" style:use-optimal-row-height="false"/>
    </style:style>
    <style:style style:name="Таблица83.A1" style:family="table-cell">
      <style:table-cell-properties fo:padding-left="0.099cm" fo:padding-right="0.099cm" fo:padding-top="0cm" fo:padding-bottom="0cm" fo:border="none" style:writing-mode="lr-tb"/>
    </style:style>
    <style:style style:name="Таблица83.B1" style:family="table-cell">
      <style:table-cell-properties fo:padding-left="0.099cm" fo:padding-right="0.099cm" fo:padding-top="0cm" fo:padding-bottom="0cm" fo:border-left="none" fo:border-right="none" fo:border-top="none" fo:border-bottom="0.5pt solid #000000" style:writing-mode="lr-tb"/>
    </style:style>
    <style:style style:name="Таблица84" style:family="table">
      <style:table-properties style:width="17.842cm" fo:margin-left="-0.189cm" table:align="left"/>
    </style:style>
    <style:style style:name="Таблица84.A" style:family="table-column">
      <style:table-column-properties style:column-width="3.364cm"/>
    </style:style>
    <style:style style:name="Таблица84.B" style:family="table-column">
      <style:table-column-properties style:column-width="14.478cm"/>
    </style:style>
    <style:style style:name="Таблица84.1" style:family="table-row">
      <style:table-row-properties fo:keep-together="always" style:use-optimal-row-height="false"/>
    </style:style>
    <style:style style:name="Таблица84.A1" style:family="table-cell">
      <style:table-cell-properties fo:padding-left="0.189cm" fo:padding-right="0.189cm" fo:padding-top="0cm" fo:padding-bottom="0cm" fo:border="none" style:writing-mode="lr-tb"/>
    </style:style>
    <style:style style:name="Таблица84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87" style:family="table">
      <style:table-properties style:width="17.852cm" fo:margin-left="-0.191cm" table:align="left"/>
    </style:style>
    <style:style style:name="Таблица87.A" style:family="table-column">
      <style:table-column-properties style:column-width="5.747cm"/>
    </style:style>
    <style:style style:name="Таблица87.B" style:family="table-column">
      <style:table-column-properties style:column-width="12.106cm"/>
    </style:style>
    <style:style style:name="Таблица87.1" style:family="table-row">
      <style:table-row-properties fo:keep-together="always" style:use-optimal-row-height="false"/>
    </style:style>
    <style:style style:name="Таблица87.A1" style:family="table-cell">
      <style:table-cell-properties fo:padding-left="0.191cm" fo:padding-right="0.191cm" fo:padding-top="0cm" fo:padding-bottom="0cm" fo:border="none" style:writing-mode="lr-tb"/>
    </style:style>
    <style:style style:name="Таблица87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88" style:family="table">
      <style:table-properties style:width="17.882cm" fo:margin-left="-0.191cm" table:align="left"/>
    </style:style>
    <style:style style:name="Таблица88.A" style:family="table-column">
      <style:table-column-properties style:column-width="17.882cm"/>
    </style:style>
    <style:style style:name="Таблица88.1" style:family="table-row">
      <style:table-row-properties fo:keep-together="always" style:use-optimal-row-height="false"/>
    </style:style>
    <style:style style:name="Таблица88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91" style:family="table">
      <style:table-properties style:width="17.881cm" fo:margin-left="-0.191cm" table:align="left"/>
    </style:style>
    <style:style style:name="Таблица91.A" style:family="table-column">
      <style:table-column-properties style:column-width="12.891cm"/>
    </style:style>
    <style:style style:name="Таблица91.B" style:family="table-column">
      <style:table-column-properties style:column-width="4.99cm"/>
    </style:style>
    <style:style style:name="Таблица91.A1" style:family="table-cell">
      <style:table-cell-properties fo:padding-left="0.191cm" fo:padding-right="0.191cm" fo:padding-top="0cm" fo:padding-bottom="0cm" fo:border="none" style:writing-mode="lr-tb"/>
    </style:style>
    <style:style style:name="Таблица9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92" style:family="table">
      <style:table-properties style:width="17.881cm" fo:margin-left="-0.191cm" table:align="left"/>
    </style:style>
    <style:style style:name="Таблица92.A" style:family="table-column">
      <style:table-column-properties style:column-width="12.891cm"/>
    </style:style>
    <style:style style:name="Таблица92.B" style:family="table-column">
      <style:table-column-properties style:column-width="4.99cm"/>
    </style:style>
    <style:style style:name="Таблица92.A1" style:family="table-cell">
      <style:table-cell-properties fo:padding-left="0.191cm" fo:padding-right="0.191cm" fo:padding-top="0cm" fo:padding-bottom="0cm" fo:border="none" style:writing-mode="lr-tb"/>
    </style:style>
    <style:style style:name="Таблица92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93" style:family="table">
      <style:table-properties style:width="17.881cm" fo:margin-left="-0.191cm" table:align="left"/>
    </style:style>
    <style:style style:name="Таблица93.A" style:family="table-column">
      <style:table-column-properties style:column-width="12.891cm"/>
    </style:style>
    <style:style style:name="Таблица93.B" style:family="table-column">
      <style:table-column-properties style:column-width="4.99cm"/>
    </style:style>
    <style:style style:name="Таблица93.A1" style:family="table-cell">
      <style:table-cell-properties fo:padding-left="0.191cm" fo:padding-right="0.191cm" fo:padding-top="0cm" fo:padding-bottom="0cm" fo:border="none" style:writing-mode="lr-tb"/>
    </style:style>
    <style:style style:name="Таблица9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94" style:family="table">
      <style:table-properties style:width="17.881cm" fo:margin-left="-0.191cm" table:align="left"/>
    </style:style>
    <style:style style:name="Таблица94.A" style:family="table-column">
      <style:table-column-properties style:column-width="12.891cm"/>
    </style:style>
    <style:style style:name="Таблица94.B" style:family="table-column">
      <style:table-column-properties style:column-width="4.99cm"/>
    </style:style>
    <style:style style:name="Таблица94.A1" style:family="table-cell">
      <style:table-cell-properties fo:padding-left="0.191cm" fo:padding-right="0.191cm" fo:padding-top="0cm" fo:padding-bottom="0cm" fo:border="none" style:writing-mode="lr-tb"/>
    </style:style>
    <style:style style:name="Таблица94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95" style:family="table">
      <style:table-properties style:width="17.881cm" fo:margin-left="-0.191cm" table:align="left"/>
    </style:style>
    <style:style style:name="Таблица95.A" style:family="table-column">
      <style:table-column-properties style:column-width="12.891cm"/>
    </style:style>
    <style:style style:name="Таблица95.B" style:family="table-column">
      <style:table-column-properties style:column-width="4.99cm"/>
    </style:style>
    <style:style style:name="Таблица95.A1" style:family="table-cell">
      <style:table-cell-properties fo:padding-left="0.191cm" fo:padding-right="0.191cm" fo:padding-top="0cm" fo:padding-bottom="0cm" fo:border="none" style:writing-mode="lr-tb"/>
    </style:style>
    <style:style style:name="Таблица95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97" style:family="table">
      <style:table-properties style:width="17.881cm" fo:margin-left="-0.191cm" table:align="left"/>
    </style:style>
    <style:style style:name="Таблица97.A" style:family="table-column">
      <style:table-column-properties style:column-width="12.891cm"/>
    </style:style>
    <style:style style:name="Таблица97.B" style:family="table-column">
      <style:table-column-properties style:column-width="4.99cm"/>
    </style:style>
    <style:style style:name="Таблица97.A1" style:family="table-cell">
      <style:table-cell-properties fo:padding-left="0.191cm" fo:padding-right="0.191cm" fo:padding-top="0cm" fo:padding-bottom="0cm" fo:border="none" style:writing-mode="lr-tb"/>
    </style:style>
    <style:style style:name="Таблица97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98" style:family="table">
      <style:table-properties style:width="17.881cm" fo:margin-left="-0.191cm" table:align="left"/>
    </style:style>
    <style:style style:name="Таблица98.A" style:family="table-column">
      <style:table-column-properties style:column-width="12.891cm"/>
    </style:style>
    <style:style style:name="Таблица98.B" style:family="table-column">
      <style:table-column-properties style:column-width="4.99cm"/>
    </style:style>
    <style:style style:name="Таблица98.A1" style:family="table-cell">
      <style:table-cell-properties fo:padding-left="0.191cm" fo:padding-right="0.191cm" fo:padding-top="0cm" fo:padding-bottom="0cm" fo:border="none" style:writing-mode="lr-tb"/>
    </style:style>
    <style:style style:name="Таблица98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99" style:family="table">
      <style:table-properties style:width="17.78cm" fo:margin-left="-0.159cm" table:align="left"/>
    </style:style>
    <style:style style:name="Таблица99.A" style:family="table-column">
      <style:table-column-properties style:column-width="17.78cm"/>
    </style:style>
    <style:style style:name="Таблица99.A1" style:family="table-cell">
      <style:table-cell-properties fo:padding-left="0.191cm" fo:padding-right="0.191cm" fo:padding-top="0cm" fo:padding-bottom="0cm" fo:border="none" style:writing-mode="lr-tb"/>
    </style:style>
    <style:style style:name="Таблица100" style:family="table">
      <style:table-properties style:width="17.939cm" fo:margin-left="-0.159cm" table:align="left"/>
    </style:style>
    <style:style style:name="Таблица100.A" style:family="table-column">
      <style:table-column-properties style:column-width="14.118cm"/>
    </style:style>
    <style:style style:name="Таблица100.B" style:family="table-column">
      <style:table-column-properties style:column-width="3.821cm"/>
    </style:style>
    <style:style style:name="Таблица100.1" style:family="table-row">
      <style:table-row-properties fo:keep-together="always" style:use-optimal-row-height="false"/>
    </style:style>
    <style:style style:name="Таблица100.A1" style:family="table-cell">
      <style:table-cell-properties fo:padding-left="0.099cm" fo:padding-right="0.099cm" fo:padding-top="0cm" fo:padding-bottom="0cm" fo:border="none" style:writing-mode="lr-tb"/>
    </style:style>
    <style:style style:name="Таблица100.B1" style:family="table-cell">
      <style:table-cell-properties fo:padding-left="0.099cm" fo:padding-right="0.099cm" fo:padding-top="0cm" fo:padding-bottom="0cm" fo:border-left="none" fo:border-right="none" fo:border-top="none" fo:border-bottom="0.5pt solid #000000" style:writing-mode="lr-tb"/>
    </style:style>
    <style:style style:name="Таблица101" style:family="table">
      <style:table-properties style:width="17.881cm" fo:margin-left="-0.191cm" table:align="left"/>
    </style:style>
    <style:style style:name="Таблица101.A" style:family="table-column">
      <style:table-column-properties style:column-width="17.881cm"/>
    </style:style>
    <style:style style:name="Таблица101.1" style:family="table-row">
      <style:table-row-properties fo:keep-together="always" style:use-optimal-row-height="false"/>
    </style:style>
    <style:style style:name="Таблица101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03" style:family="table">
      <style:table-properties style:width="17.881cm" fo:margin-left="-0.191cm" table:align="left"/>
    </style:style>
    <style:style style:name="Таблица103.A" style:family="table-column">
      <style:table-column-properties style:column-width="17.881cm"/>
    </style:style>
    <style:style style:name="Таблица103.1" style:family="table-row">
      <style:table-row-properties fo:keep-together="always" style:use-optimal-row-height="false"/>
    </style:style>
    <style:style style:name="Таблица103.A1" style:family="table-cell">
      <style:table-cell-properties fo:padding-left="0.191cm" fo:padding-right="0.191cm" fo:padding-top="0cm" fo:padding-bottom="0cm" fo:border="none" style:writing-mode="lr-tb"/>
    </style:style>
    <style:style style:name="Таблица104" style:family="table">
      <style:table-properties style:width="17.821cm" fo:margin-left="-0.099cm" table:align="left"/>
    </style:style>
    <style:style style:name="Таблица104.A" style:family="table-column">
      <style:table-column-properties style:column-width="9.904cm"/>
    </style:style>
    <style:style style:name="Таблица104.B" style:family="table-column">
      <style:table-column-properties style:column-width="0.702cm"/>
    </style:style>
    <style:style style:name="Таблица104.C" style:family="table-column">
      <style:table-column-properties style:column-width="0.351cm"/>
    </style:style>
    <style:style style:name="Таблица104.D" style:family="table-column">
      <style:table-column-properties style:column-width="2.699cm"/>
    </style:style>
    <style:style style:name="Таблица104.E" style:family="table-column">
      <style:table-column-properties style:column-width="0.794cm"/>
    </style:style>
    <style:style style:name="Таблица104.F" style:family="table-column">
      <style:table-column-properties style:column-width="0.656cm"/>
    </style:style>
    <style:style style:name="Таблица104.G" style:family="table-column">
      <style:table-column-properties style:column-width="2.715cm"/>
    </style:style>
    <style:style style:name="Таблица104.1" style:family="table-row">
      <style:table-row-properties fo:keep-together="always" style:use-optimal-row-height="false"/>
    </style:style>
    <style:style style:name="Таблица104.A1" style:family="table-cell">
      <style:table-cell-properties fo:padding-left="0.099cm" fo:padding-right="0.099cm" fo:padding-top="0cm" fo:padding-bottom="0cm" fo:border="none" style:writing-mode="lr-tb"/>
    </style:style>
    <style:style style:name="Таблица104.B1" style:family="table-cell">
      <style:table-cell-properties fo:padding-left="0.099cm" fo:padding-right="0.099cm" fo:padding-top="0cm" fo:padding-bottom="0cm" fo:border-left="none" fo:border-right="none" fo:border-top="none" fo:border-bottom="0.5pt solid #000000" style:writing-mode="lr-tb"/>
    </style:style>
    <style:style style:name="Таблица105" style:family="table">
      <style:table-properties style:width="17.882cm" fo:margin-left="-0.191cm" table:align="left"/>
    </style:style>
    <style:style style:name="Таблица105.A" style:family="table-column">
      <style:table-column-properties style:column-width="17.882cm"/>
    </style:style>
    <style:style style:name="Таблица105.1" style:family="table-row">
      <style:table-row-properties fo:keep-together="always" style:use-optimal-row-height="false"/>
    </style:style>
    <style:style style:name="Таблица105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06" style:family="table">
      <style:table-properties style:width="17.882cm" fo:margin-left="-0.191cm" table:align="left"/>
    </style:style>
    <style:style style:name="Таблица106.A" style:family="table-column">
      <style:table-column-properties style:column-width="5.112cm"/>
    </style:style>
    <style:style style:name="Таблица106.B" style:family="table-column">
      <style:table-column-properties style:column-width="12.771cm"/>
    </style:style>
    <style:style style:name="Таблица106.1" style:family="table-row">
      <style:table-row-properties fo:keep-together="always" style:use-optimal-row-height="false"/>
    </style:style>
    <style:style style:name="Таблица106.A1" style:family="table-cell">
      <style:table-cell-properties fo:padding-left="0.191cm" fo:padding-right="0.191cm" fo:padding-top="0cm" fo:padding-bottom="0cm" fo:border="none" style:writing-mode="lr-tb"/>
    </style:style>
    <style:style style:name="Таблица106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09" style:family="table">
      <style:table-properties style:width="17.882cm" fo:margin-left="-0.191cm" table:align="left"/>
    </style:style>
    <style:style style:name="Таблица109.A" style:family="table-column">
      <style:table-column-properties style:column-width="9.557cm"/>
    </style:style>
    <style:style style:name="Таблица109.B" style:family="table-column">
      <style:table-column-properties style:column-width="8.326cm"/>
    </style:style>
    <style:style style:name="Таблица109.1" style:family="table-row">
      <style:table-row-properties fo:keep-together="always" style:use-optimal-row-height="false"/>
    </style:style>
    <style:style style:name="Таблица109.A1" style:family="table-cell">
      <style:table-cell-properties fo:padding-left="0.191cm" fo:padding-right="0.191cm" fo:padding-top="0cm" fo:padding-bottom="0cm" fo:border="none" style:writing-mode="lr-tb"/>
    </style:style>
    <style:style style:name="Таблица109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12" style:family="table">
      <style:table-properties style:width="17.882cm" fo:margin-left="-0.191cm" table:align="left"/>
    </style:style>
    <style:style style:name="Таблица112.A" style:family="table-column">
      <style:table-column-properties style:column-width="7.176cm"/>
    </style:style>
    <style:style style:name="Таблица112.B" style:family="table-column">
      <style:table-column-properties style:column-width="10.707cm"/>
    </style:style>
    <style:style style:name="Таблица112.1" style:family="table-row">
      <style:table-row-properties fo:keep-together="always" style:use-optimal-row-height="false"/>
    </style:style>
    <style:style style:name="Таблица112.A1" style:family="table-cell">
      <style:table-cell-properties fo:padding-left="0.191cm" fo:padding-right="0.191cm" fo:padding-top="0cm" fo:padding-bottom="0cm" fo:border="none" style:writing-mode="lr-tb"/>
    </style:style>
    <style:style style:name="Таблица112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13" style:family="table">
      <style:table-properties style:width="17.882cm" fo:margin-left="-0.191cm" table:align="left"/>
    </style:style>
    <style:style style:name="Таблица113.A" style:family="table-column">
      <style:table-column-properties style:column-width="17.882cm"/>
    </style:style>
    <style:style style:name="Таблица113.1" style:family="table-row">
      <style:table-row-properties style:min-row-height="0.61cm" fo:keep-together="always" style:use-optimal-row-height="false"/>
    </style:style>
    <style:style style:name="Таблица113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14" style:family="table">
      <style:table-properties style:width="17.882cm" fo:margin-left="-0.191cm" table:align="left"/>
    </style:style>
    <style:style style:name="Таблица114.A" style:family="table-column">
      <style:table-column-properties style:column-width="17.882cm"/>
    </style:style>
    <style:style style:name="Таблица114.1" style:family="table-row">
      <style:table-row-properties fo:keep-together="always" style:use-optimal-row-height="false"/>
    </style:style>
    <style:style style:name="Таблица114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15" style:family="table">
      <style:table-properties style:width="17.882cm" fo:margin-left="-0.191cm" table:align="left"/>
    </style:style>
    <style:style style:name="Таблица115.A" style:family="table-column">
      <style:table-column-properties style:column-width="17.882cm"/>
    </style:style>
    <style:style style:name="Таблица115.1" style:family="table-row">
      <style:table-row-properties style:min-row-height="0.61cm" fo:keep-together="always" style:use-optimal-row-height="false"/>
    </style:style>
    <style:style style:name="Таблица115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16" style:family="table">
      <style:table-properties style:width="17.882cm" fo:margin-left="-0.191cm" table:align="left"/>
    </style:style>
    <style:style style:name="Таблица116.A" style:family="table-column">
      <style:table-column-properties style:column-width="17.882cm"/>
    </style:style>
    <style:style style:name="Таблица116.1" style:family="table-row">
      <style:table-row-properties fo:keep-together="always" style:use-optimal-row-height="false"/>
    </style:style>
    <style:style style:name="Таблица116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17" style:family="table">
      <style:table-properties style:width="17.882cm" fo:margin-left="-0.191cm" table:align="left"/>
    </style:style>
    <style:style style:name="Таблица117.A" style:family="table-column">
      <style:table-column-properties style:column-width="17.882cm"/>
    </style:style>
    <style:style style:name="Таблица117.1" style:family="table-row">
      <style:table-row-properties style:min-row-height="0.61cm" fo:keep-together="always" style:use-optimal-row-height="false"/>
    </style:style>
    <style:style style:name="Таблица117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P1" style:family="paragraph" style:parent-style-name="ConsNonformat">
      <style:paragraph-properties fo:margin-left="-0.159cm" fo:margin-right="11.308cm" fo:line-height="150%" fo:text-align="center" style:justify-single-word="false" fo:orphans="2" fo:widows="2">
        <style:tab-stops/>
      </style:paragraph-properties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" style:family="paragraph" style:parent-style-name="ConsNonformat">
      <style:paragraph-properties fo:margin-left="-0.159cm" fo:margin-right="13.055cm" fo:line-height="150%" fo:text-align="center" style:justify-single-word="false" fo:orphans="2" fo:widows="2">
        <style:tab-stops/>
      </style:paragraph-properties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" style:family="paragraph" style:parent-style-name="ConsNonformat">
      <style:paragraph-properties fo:margin-left="-0.159cm" fo:line-height="150%" fo:text-align="center" style:justify-single-word="false" fo:orphans="2" fo:widows="2">
        <style:tab-stops/>
      </style:paragraph-properties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" style:family="paragraph" style:parent-style-name="ConsNonformat">
      <style:paragraph-properties fo:margin-left="1.588cm" fo:margin-right="-0.122cm" fo:line-height="150%" fo:text-align="center" style:justify-single-word="false" fo:orphans="2" fo:widows="2">
        <style:tab-stops/>
      </style:paragraph-properties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" style:family="paragraph" style:parent-style-name="ConsNonformat">
      <style:paragraph-properties fo:margin-left="2.699cm" fo:line-height="150%" fo:text-align="center" style:justify-single-word="false" fo:orphans="2" fo:widows="2">
        <style:tab-stops/>
      </style:paragraph-properties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6" style:family="paragraph" style:parent-style-name="ConsNonformat">
      <style:paragraph-properties fo:margin-left="12.702cm" fo:line-height="150%" fo:text-align="center" style:justify-single-word="false" fo:orphans="2" fo:widows="2">
        <style:tab-stops/>
      </style:paragraph-properties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7" style:family="paragraph" style:parent-style-name="ConsNonformat">
      <style:paragraph-properties fo:margin-left="3.81cm" fo:line-height="150%" fo:text-align="center" style:justify-single-word="false" fo:orphans="2" fo:widows="2">
        <style:tab-stops/>
      </style:paragraph-properties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" style:family="paragraph" style:parent-style-name="ConsNonformat">
      <style:paragraph-properties fo:margin-right="-0.088cm" fo:line-height="150%" fo:text-align="end" style:justify-single-word="false" fo:orphans="2" fo:widows="2"/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9" style:family="paragraph" style:parent-style-name="ConsNonformat">
      <style:paragraph-properties fo:margin-right="-0.101cm" fo:line-height="150%" fo:text-align="end" style:justify-single-word="false" fo:orphans="2" fo:widows="2"/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0" style:family="paragraph" style:parent-style-name="ConsNonformat">
      <style:paragraph-properties fo:line-height="150%" fo:text-align="justify" style:justify-single-word="false" fo:orphans="2" fo:widows="2"/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1" style:family="paragraph" style:parent-style-name="ConsNonformat">
      <style:paragraph-properties fo:line-height="150%" fo:text-align="justify" style:justify-single-word="false" fo:orphans="2" fo:widows="2" fo:text-indent="-0.129cm" style:auto-text-indent="false"/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2" style:family="paragraph" style:parent-style-name="ConsNonformat">
      <style:paragraph-properties fo:margin-top="0.212cm" fo:margin-bottom="0cm" style:contextual-spacing="false" fo:line-height="150%" fo:text-align="justify" style:justify-single-word="false" fo:orphans="2" fo:widows="2"/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3" style:family="paragraph" style:parent-style-name="ConsNonformat">
      <style:paragraph-properties fo:line-height="150%" fo:text-align="justify" style:justify-single-word="false" fo:orphans="2" fo:widows="2" fo:text-indent="0.951cm" style:auto-text-indent="false"/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4" style:family="paragraph" style:parent-style-name="ConsNonformat">
      <style:paragraph-properties fo:line-height="150%" fo:text-align="justify" style:justify-single-word="false" fo:orphans="2" fo:widows="2" fo:text-indent="0.953cm" style:auto-text-indent="false"/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5" style:family="paragraph" style:parent-style-name="ConsNonformat">
      <style:paragraph-properties fo:line-height="150%" fo:text-align="justify" style:justify-single-word="false" fo:orphans="2" fo:widows="2" style:snap-to-layout-grid="false"/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6" style:family="paragraph" style:parent-style-name="ConsNonformat">
      <style:paragraph-properties fo:line-height="150%" fo:text-align="justify" style:justify-single-word="false" fo:orphans="2" fo:widows="2" fo:text-indent="-0.129cm" style:auto-text-indent="false" style:snap-to-layout-grid="false"/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7" style:family="paragraph" style:parent-style-name="ConsNonformat">
      <style:paragraph-properties fo:line-height="150%" fo:text-align="justify" style:justify-single-word="false" fo:orphans="2" fo:widows="2" fo:text-indent="0.953cm" style:auto-text-indent="false" style:snap-to-layout-grid="false"/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8" style:family="paragraph" style:parent-style-name="ConsNonformat">
      <style:paragraph-properties fo:line-height="150%" fo:text-align="justify" style:justify-single-word="false" fo:orphans="2" fo:widows="2">
        <style:tab-stops>
          <style:tab-stop style:position="5.173cm"/>
          <style:tab-stop style:position="8.036cm"/>
        </style:tab-stops>
      </style:paragraph-properties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9" style:family="paragraph" style:parent-style-name="ConsNonformat">
      <style:paragraph-properties fo:margin-left="0.049cm" fo:margin-top="0.212cm" fo:margin-bottom="0cm" style:contextual-spacing="false" fo:line-height="150%" fo:text-align="justify" style:justify-single-word="false" fo:orphans="2" fo:widows="2" fo:text-indent="-0.049cm" style:auto-text-indent="false">
        <style:tab-stops/>
      </style:paragraph-properties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0" style:family="paragraph" style:parent-style-name="ConsNonformat">
      <style:paragraph-properties fo:margin-right="-0.101cm" fo:line-height="150%" fo:orphans="2" fo:widows="2"/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1" style:family="paragraph" style:parent-style-name="ConsNonformat">
      <style:paragraph-properties fo:line-height="150%" fo:orphans="2" fo:widows="2"/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2" style:family="paragraph" style:parent-style-name="ConsNonformat">
      <style:paragraph-properties fo:margin-right="-0.088cm" fo:line-height="150%" fo:orphans="2" fo:widows="2" fo:text-indent="0.967cm" style:auto-text-indent="false"/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3" style:family="paragraph" style:parent-style-name="ConsNonformat">
      <style:paragraph-properties fo:margin-left="-0.101cm" fo:line-height="150%" fo:orphans="2" fo:widows="2" style:snap-to-layout-grid="false">
        <style:tab-stops/>
      </style:paragraph-properties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4" style:family="paragraph" style:parent-style-name="ConsNonformat">
      <style:paragraph-properties fo:margin-left="-0.101cm" fo:line-height="150%" fo:orphans="2" fo:widows="2">
        <style:tab-stops/>
      </style:paragraph-properties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5" style:family="paragraph" style:parent-style-name="ConsNonformat">
      <style:paragraph-properties fo:line-height="150%" fo:orphans="2" fo:widows="2" style:snap-to-layout-grid="false"/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6" style:family="paragraph" style:parent-style-name="ConsNonformat">
      <style:paragraph-properties fo:line-height="150%" fo:orphans="2" fo:widows="2" fo:text-indent="-0.129cm" style:auto-text-indent="false" style:snap-to-layout-grid="false"/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7" style:family="paragraph" style:parent-style-name="ConsNonformat">
      <style:paragraph-properties fo:line-height="150%" fo:orphans="2" fo:widows="2" style:snap-to-layout-grid="false">
        <style:tab-stops>
          <style:tab-stop style:position="0.953cm"/>
          <style:tab-stop style:position="4.128cm"/>
        </style:tab-stops>
      </style:paragraph-properties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8" style:family="paragraph" style:parent-style-name="ConsNonformat">
      <style:paragraph-properties fo:line-height="150%" fo:orphans="2" fo:widows="2">
        <style:tab-stops>
          <style:tab-stop style:position="4.128cm"/>
        </style:tab-stops>
      </style:paragraph-properties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9" style:family="paragraph" style:parent-style-name="ConsNonformat">
      <style:paragraph-properties fo:line-height="150%" fo:orphans="2" fo:widows="2" style:snap-to-layout-grid="false">
        <style:tab-stops>
          <style:tab-stop style:position="4.128cm"/>
        </style:tab-stops>
      </style:paragraph-properties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0" style:family="paragraph" style:parent-style-name="ConsNonformat">
      <style:paragraph-properties fo:line-height="150%" fo:orphans="2" fo:widows="2">
        <style:tab-stops>
          <style:tab-stop style:position="5.173cm"/>
          <style:tab-stop style:position="8.036cm"/>
        </style:tab-stops>
      </style:paragraph-properties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1" style:family="paragraph" style:parent-style-name="ConsNonformat">
      <style:paragraph-properties fo:margin-right="-0.088cm" fo:line-height="150%" fo:orphans="2" fo:widows="2" fo:text-indent="0.014cm" style:auto-text-indent="false">
        <style:tab-stops>
          <style:tab-stop style:position="9.712cm"/>
        </style:tab-stops>
      </style:paragraph-properties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2" style:family="paragraph" style:parent-style-name="ConsNonformat">
      <style:paragraph-properties fo:margin-left="2.699cm" fo:line-height="150%" fo:text-align="center" style:justify-single-word="false" fo:orphans="2" fo:widows="2">
        <style:tab-stops/>
      </style:paragraph-properties>
      <style:text-properties style:font-name="Times New Roman" fo:font-size="12pt" fo:font-style="normal" fo:font-weight="normal" officeooo:paragraph-rsid="00187496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ConsNonformat">
      <style:paragraph-properties fo:margin-left="12.702cm" fo:line-height="150%" fo:text-align="center" style:justify-single-word="false" fo:orphans="2" fo:widows="2">
        <style:tab-stops/>
      </style:paragraph-properties>
      <style:text-properties style:font-name="Times New Roman" fo:font-size="12pt" fo:font-style="normal" fo:font-weight="normal" officeooo:paragraph-rsid="00187496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ConsNonformat">
      <style:paragraph-properties fo:margin-left="-0.159cm" fo:line-height="150%" fo:text-align="center" style:justify-single-word="false" fo:orphans="2" fo:widows="2">
        <style:tab-stops/>
      </style:paragraph-properties>
      <style:text-properties style:font-name="Times New Roman" fo:font-size="12pt" fo:font-style="normal" fo:font-weight="normal" officeooo:paragraph-rsid="00187496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ConsNonformat">
      <style:paragraph-properties fo:margin-left="3.81cm" fo:line-height="150%" fo:text-align="center" style:justify-single-word="false" fo:orphans="2" fo:widows="2">
        <style:tab-stops/>
      </style:paragraph-properties>
      <style:text-properties style:font-name="Times New Roman" fo:font-size="12pt" fo:font-style="normal" fo:font-weight="normal" officeooo:paragraph-rsid="00187496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ConsNonformat">
      <style:paragraph-properties fo:margin-left="1.588cm" fo:margin-right="-0.122cm" fo:line-height="150%" fo:text-align="center" style:justify-single-word="false" fo:orphans="2" fo:widows="2">
        <style:tab-stops/>
      </style:paragraph-properties>
      <style:text-properties style:font-name="Times New Roman" fo:font-size="12pt" fo:font-style="normal" fo:font-weight="normal" officeooo:paragraph-rsid="0026f6a8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ConsNonformat">
      <style:paragraph-properties fo:margin-right="-0.122cm" fo:line-height="150%" fo:text-align="center" style:justify-single-word="false" fo:orphans="2" fo:widows="2"/>
      <style:text-properties style:font-name="Times New Roman" fo:font-size="12pt" fo:font-style="normal" fo:font-weight="normal" officeooo:paragraph-rsid="00187496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line-height="150%"/>
      <style:text-properties style:font-name="Times New Roman" fo:font-size="12pt" fo:font-style="normal" fo:font-weight="normal" officeooo:paragraph-rsid="00187496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left="8.742cm" fo:line-height="150%" fo:text-indent="1.249cm" style:auto-text-indent="false">
        <style:tab-stops/>
      </style:paragraph-properties>
      <style:text-properties style:font-name="Times New Roman" fo:font-size="12pt" fo:language="ru" fo:country="RU" fo:font-style="normal" fo:font-weight="normal" officeooo:paragraph-rsid="00187496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ConsNonformat">
      <style:paragraph-properties fo:line-height="150%" fo:orphans="2" fo:widows="2" style:snap-to-layout-grid="false"/>
      <style:text-properties officeooo:paragraph-rsid="00187496"/>
    </style:style>
    <style:style style:name="P41" style:family="paragraph" style:parent-style-name="ConsNonformat">
      <style:paragraph-properties fo:margin-left="5.694cm" fo:line-height="150%" fo:orphans="2" fo:widows="2" fo:text-indent="0.55cm" style:auto-text-indent="false">
        <style:tab-stops/>
      </style:paragraph-properties>
      <style:text-properties officeooo:paragraph-rsid="00187496"/>
    </style:style>
    <style:style style:name="P42" style:family="paragraph" style:parent-style-name="ConsNonformat">
      <style:paragraph-properties fo:margin-right="-0.088cm" fo:line-height="150%" fo:orphans="2" fo:widows="2">
        <style:tab-stops>
          <style:tab-stop style:position="6.149cm"/>
        </style:tab-stops>
      </style:paragraph-properties>
      <style:text-properties officeooo:paragraph-rsid="00187496"/>
    </style:style>
    <style:style style:name="P43" style:family="paragraph" style:parent-style-name="ConsNonformat">
      <style:paragraph-properties fo:line-height="150%" fo:orphans="2" fo:widows="2"/>
      <style:text-properties officeooo:paragraph-rsid="00187496"/>
    </style:style>
    <style:style style:name="P44" style:family="paragraph" style:parent-style-name="ConsNonformat">
      <style:paragraph-properties fo:margin-left="2.223cm" fo:margin-right="-0.122cm" fo:line-height="150%" fo:text-align="center" style:justify-single-word="false" fo:orphans="2" fo:widows="2">
        <style:tab-stops/>
      </style:paragraph-properties>
      <style:text-properties officeooo:paragraph-rsid="00187496"/>
    </style:style>
    <style:style style:name="P45" style:family="paragraph" style:parent-style-name="ConsNonformat">
      <style:paragraph-properties fo:line-height="150%" fo:text-align="center" style:justify-single-word="false" fo:orphans="2" fo:widows="2" fo:text-indent="1.249cm" style:auto-text-indent="false"/>
      <style:text-properties officeooo:paragraph-rsid="00187496"/>
    </style:style>
    <style:style style:name="P46" style:family="paragraph" style:parent-style-name="ConsNonformat">
      <style:paragraph-properties fo:line-height="150%" fo:text-align="justify" style:justify-single-word="false" fo:orphans="2" fo:widows="2" fo:text-indent="0.953cm" style:auto-text-indent="false" style:snap-to-layout-grid="false"/>
      <style:text-properties officeooo:paragraph-rsid="00187496"/>
    </style:style>
    <style:style style:name="P47" style:family="paragraph" style:parent-style-name="ConsNonformat">
      <style:paragraph-properties fo:line-height="150%" fo:text-align="justify" style:justify-single-word="false" fo:orphans="2" fo:widows="2" style:snap-to-layout-grid="false"/>
      <style:text-properties officeooo:paragraph-rsid="00187496"/>
    </style:style>
    <style:style style:name="P48" style:family="paragraph" style:parent-style-name="ConsNonformat">
      <style:paragraph-properties fo:line-height="150%" fo:text-align="justify" style:justify-single-word="false" fo:orphans="2" fo:widows="2" fo:text-indent="0.953cm" style:auto-text-indent="false"/>
      <style:text-properties officeooo:paragraph-rsid="00187496"/>
    </style:style>
    <style:style style:name="P49" style:family="paragraph" style:parent-style-name="Standard">
      <style:paragraph-properties fo:line-height="150%" fo:text-align="justify" style:justify-single-word="false" style:snap-to-layout-grid="false"/>
      <style:text-properties officeooo:paragraph-rsid="00187496"/>
    </style:style>
    <style:style style:name="P50" style:family="paragraph" style:parent-style-name="Standard">
      <style:paragraph-properties fo:line-height="150%" fo:text-align="justify" style:justify-single-word="false" fo:text-indent="0.953cm" style:auto-text-indent="false" style:snap-to-layout-grid="false"/>
      <style:text-properties officeooo:paragraph-rsid="00187496"/>
    </style:style>
    <style:style style:name="P51" style:family="paragraph" style:parent-style-name="Text_20_body">
      <style:paragraph-properties fo:line-height="150%" fo:text-align="justify" style:justify-single-word="false" style:snap-to-layout-grid="false"/>
      <style:text-properties officeooo:paragraph-rsid="00187496"/>
    </style:style>
    <style:style style:name="P52" style:family="paragraph" style:parent-style-name="Standard">
      <style:paragraph-properties fo:line-height="150%" fo:text-align="justify" style:justify-single-word="false"/>
      <style:text-properties officeooo:paragraph-rsid="00187496"/>
    </style:style>
    <style:style style:name="P53" style:family="paragraph" style:parent-style-name="Standard">
      <style:paragraph-properties fo:line-height="150%"/>
      <style:text-properties officeooo:paragraph-rsid="00187496"/>
    </style:style>
    <style:style style:name="P54" style:family="paragraph" style:parent-style-name="ConsNonformat">
      <style:paragraph-properties fo:line-height="150%" fo:text-align="justify" style:justify-single-word="false" fo:orphans="2" fo:widows="2" style:snap-to-layout-grid="false"/>
      <style:text-properties fo:color="#000000" loext:opacity="100%"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5" style:family="paragraph" style:parent-style-name="ConsNonformat">
      <style:paragraph-properties fo:margin-left="-0.101cm" fo:line-height="150%" fo:orphans="2" fo:widows="2">
        <style:tab-stops/>
      </style:paragraph-properties>
      <style:text-properties fo:color="#000000" loext:opacity="100%"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6" style:family="paragraph" style:parent-style-name="ConsNonformat">
      <style:paragraph-properties fo:margin-left="-0.101cm" fo:line-height="150%" fo:orphans="2" fo:widows="2" style:snap-to-layout-grid="false">
        <style:tab-stops/>
      </style:paragraph-properties>
      <style:text-properties fo:color="#000000" loext:opacity="100%"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7" style:family="paragraph" style:parent-style-name="ConsNonformat">
      <style:paragraph-properties fo:margin-right="-0.101cm" fo:line-height="150%" fo:text-align="end" style:justify-single-word="false" fo:orphans="2" fo:widows="2"/>
      <style:text-properties fo:color="#000000" loext:opacity="100%"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8" style:family="paragraph" style:parent-style-name="Footnote">
      <style:paragraph-properties fo:text-align="justify" style:justify-single-word="false" fo:text-indent="0cm" style:auto-text-indent="false"/>
    </style:style>
    <style:style style:name="P59" style:family="paragraph" style:parent-style-name="ConsNonformat">
      <style:paragraph-properties fo:line-height="150%" fo:text-align="center" style:justify-single-word="false"/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60" style:family="paragraph" style:parent-style-name="ConsNonformat">
      <style:paragraph-properties fo:margin-left="2.699cm" fo:line-height="150%" fo:text-align="center" style:justify-single-word="false" fo:orphans="2" fo:widows="2">
        <style:tab-stops/>
      </style:paragraph-properties>
      <style:text-properties style:font-name="Times New Roman" fo:font-size="12pt" fo:font-style="normal" fo:font-weight="normal" officeooo:paragraph-rsid="00187496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ГОСТ_5f_Основной_20_Текск_5f__20_Гусев_20_Данила_20_Александрович_20_21ПИ1">
      <style:paragraph-properties fo:line-height="150%" fo:text-align="center" style:justify-single-word="false"/>
      <style:text-properties style:font-name="Times New Roman" fo:font-size="12pt" fo:font-style="normal" fo:font-weight="normal" officeooo:paragraph-rsid="0018749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fo:color="#000000" loext:opacity="100%" style:font-name="Times New Roman"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font-name="Times New Roman" fo:font-size="12pt" fo:language="ru" fo:country="RU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" style:family="text">
      <style:text-properties style:font-name="Times New Roman" fo:font-size="12pt" fo:language="ru" fo:country="RU" fo:font-style="normal" fo:font-weight="normal" style:font-name-asian="Times New Roman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T4" style:family="text"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/>
      <table:table table:name="Таблица69" table:style-name="Таблица69">
        <table:table-column table:style-name="Таблица69.A"/>
        <table:table-column table:style-name="Таблица69.B"/>
        <table:table-column table:style-name="Таблица69.C"/>
        <table:table-column table:style-name="Таблица69.D"/>
        <table:table-column table:style-name="Таблица69.E"/>
        <table:table-column table:style-name="Таблица69.F"/>
        <table:table-column table:style-name="Таблица69.G"/>
        <table:table-column table:style-name="Таблица69.H"/>
        <table:table-row table:style-name="Таблица69.1">
          <table:table-cell table:style-name="Таблица69.A1" office:value-type="string">
            <text:p text:style-name="P40"><text:span text:style-name="Основной_20_шрифт_20_абзаца"><text:span text:style-name="T1">Санкт-Петербург</text:span></text:span></text:p>
          </table:table-cell>
          <table:table-cell table:style-name="Таблица69.B1" office:value-type="string">
            <text:p text:style-name="P8">«</text:p>
          </table:table-cell>
          <table:table-cell table:style-name="Таблица69.A1" office:value-type="string">
            <text:p text:style-name="P10">04</text:p>
          </table:table-cell>
          <table:table-cell table:style-name="Таблица69.B1" office:value-type="string">
            <text:p text:style-name="P11">»</text:p>
          </table:table-cell>
          <table:table-cell table:style-name="Таблица69.A1" office:value-type="string">
            <text:p text:style-name="P15">Декабря</text:p>
          </table:table-cell>
          <table:table-cell table:style-name="Таблица69.B1" office:value-type="string">
            <text:p text:style-name="P20"><text:s text:c="3"/>20</text:p>
          </table:table-cell>
          <table:table-cell table:style-name="Таблица69.A1" office:value-type="string">
            <text:p text:style-name="P23">23</text:p>
          </table:table-cell>
          <table:table-cell table:style-name="Таблица69.B1" office:value-type="string">
            <text:p text:style-name="P21">г.</text:p>
          </table:table-cell>
        </table:table-row>
      </table:table>
      <text:p text:style-name="P1"><text:s text:c="22"/>(место составлени)</text:p>
      <table:table table:name="Таблица70" table:style-name="Таблица70">
        <table:table-column table:style-name="Таблица70.A"/>
        <table:table-column table:style-name="Таблица70.B"/>
        <table:table-column table:style-name="Таблица70.C"/>
        <table:table-column table:style-name="Таблица70.D"/>
        <table:table-column table:style-name="Таблица70.E"/>
        <table:table-row>
          <table:table-cell table:style-name="Таблица70.A1" office:value-type="string">
            <text:p text:style-name="P18">Обыск (выемка) <text:s text:c="4"/>начат в</text:p>
          </table:table-cell>
          <table:table-cell table:style-name="Таблица70.B1" office:value-type="string">
            <text:p text:style-name="P25">12</text:p>
          </table:table-cell>
          <table:table-cell table:style-name="Таблица70.A1" office:value-type="string">
            <text:p text:style-name="P21">ч</text:p>
          </table:table-cell>
          <table:table-cell table:style-name="Таблица70.B1" office:value-type="string">
            <text:p text:style-name="P27">21</text:p>
          </table:table-cell>
          <table:table-cell table:style-name="Таблица70.A1" office:value-type="string">
            <text:p text:style-name="P28">мин</text:p>
          </table:table-cell>
        </table:table-row>
        <table:table-row>
          <table:table-cell table:style-name="Таблица70.A1" office:value-type="string">
            <text:p text:style-name="P30">Обыск (выемка) окончен в</text:p>
          </table:table-cell>
          <table:table-cell table:style-name="Таблица70.B2" office:value-type="string">
            <text:p text:style-name="P25">17</text:p>
          </table:table-cell>
          <table:table-cell table:style-name="Таблица70.A1" office:value-type="string">
            <text:p text:style-name="P28">ч</text:p>
          </table:table-cell>
          <table:table-cell table:style-name="Таблица70.B2" office:value-type="string">
            <text:p text:style-name="P29">20</text:p>
          </table:table-cell>
          <table:table-cell table:style-name="Таблица70.A1" office:value-type="string">
            <text:p text:style-name="P28">мин</text:p>
          </table:table-cell>
        </table:table-row>
      </table:table>
      <text:p text:style-name="P21"/>
      <table:table table:name="Таблица71" table:style-name="Таблица71">
        <table:table-column table:style-name="Таблица71.A"/>
        <table:table-row table:style-name="Таблица71.1">
          <table:table-cell table:style-name="Таблица71.A1" office:value-type="string">
            <text:p text:style-name="P10">Я старший следователь СО по Центральному р-н СУСК при пр-ре РФ по Сб юрист</text:p>
          </table:table-cell>
        </table:table-row>
      </table:table>
      <text:p text:style-name="P45"><text:span text:style-name="Основной_20_шрифт_20_абзаца"><text:span text:style-name="T4">(должность следователя (дознавателя)</text:span></text:span><text:span text:style-name="T5">,</text:span></text:p>
      <table:table table:name="Таблица72" table:style-name="Таблица72">
        <table:table-column table:style-name="Таблица72.A"/>
        <table:table-row table:style-name="Таблица72.1">
          <table:table-cell table:style-name="Таблица72.A1" office:value-type="string">
            <text:p text:style-name="P10">2 класса Калганов Н. С.</text:p>
          </table:table-cell>
        </table:table-row>
      </table:table>
      <text:p text:style-name="P41"><text:span text:style-name="Основной_20_шрифт_20_абзаца"><text:span text:style-name="T4">классный чин или звание, фамилия, инициалы)</text:span></text:span></text:p>
      <text:p text:style-name="P10">в присутствии понятых:</text:p>
      <table:table table:name="Таблица73" table:style-name="Таблица73">
        <table:table-column table:style-name="Таблица73.A"/>
        <table:table-column table:style-name="Таблица73.B"/>
        <table:table-row>
          <table:table-cell table:style-name="Таблица73.A1" office:value-type="string">
            <text:p text:style-name="P38">1.</text:p>
          </table:table-cell>
          <table:table-cell table:style-name="Таблица73.B1" office:value-type="string">
            <text:p text:style-name="P53"><text:span text:style-name="Основной_20_шрифт_20_абзаца"><text:span text:style-name="T2">Туманов Ренат Исхакович, Сб, ул. О.Дундича, д.36, корп. 1, кв. 428</text:span></text:span></text:p>
          </table:table-cell>
        </table:table-row>
      </table:table>
      <text:p text:style-name="P36">(фамилия, имя, отчество и место жительства понятого)</text:p>
      <table:table table:name="Таблица75" table:style-name="Таблица75">
        <table:table-column table:style-name="Таблица75.A"/>
        <table:table-column table:style-name="Таблица75.B"/>
        <table:table-row>
          <table:table-cell table:style-name="Таблица75.A1" office:value-type="string">
            <text:p text:style-name="P38">2.</text:p>
          </table:table-cell>
          <table:table-cell table:style-name="Таблица75.B1" office:value-type="string">
            <text:p text:style-name="P53"><text:span text:style-name="Основной_20_шрифт_20_абзаца"><text:span text:style-name="T2">Глебов Алексей Петрович, г. Астрахань, ул. Крупской, д.22</text:span></text:span></text:p>
          </table:table-cell>
        </table:table-row>
      </table:table>
      <text:p text:style-name="P36">(фамилия, имя, отчество <text:span text:style-name="T6">и место жительства понятого)</text:span></text:p>
      <text:p text:style-name="P4"/>
      <table:table table:name="Таблица77" table:style-name="Таблица77">
        <table:table-column table:style-name="Таблица77.A"/>
        <table:table-column table:style-name="Таблица77.B"/>
        <table:table-row table:style-name="Таблица77.1">
          <table:table-cell table:style-name="Таблица77.A1" office:value-type="string">
            <text:p text:style-name="P53"><text:span text:style-name="Основной_20_шрифт_20_абзаца"><text:span text:style-name="T2">с участием</text:span></text:span><text:span text:style-name="Footnote_20_Symbol"><text:span text:style-name="T2"><text:note text:id="ftn1" text:note-class="footnote"><text:note-citation>1</text:note-citation><text:note-body><text:p text:style-name="P58"/></text:note-body></text:note></text:span></text:span></text:p>
          </table:table-cell>
          <table:table-cell table:style-name="Таблица77.B1" office:value-type="string">
            <text:p text:style-name="P53"><text:span text:style-name="Основной_20_шрифт_20_абзаца"><text:span text:style-name="T2">С участием владельца квартиры <text:s/>Георгиева Владимира Игоревича, опера</text:span></text:span></text:p>
          </table:table-cell>
        </table:table-row>
      </table:table>
      <text:p text:style-name="P44"><text:span text:style-name="Основной_20_шрифт_20_абзаца"><text:span text:style-name="T4">(процессуальное положение, фами</text:span></text:span><text:span text:style-name="T5">лия, имя, отчество каждого лица,</text:span></text:p>
      <table:table table:name="Таблица78" table:style-name="Таблица78">
        <table:table-column table:style-name="Таблица78.A"/>
        <table:table-row table:style-name="Таблица78.1">
          <table:table-cell table:style-name="Таблица78.A1" office:value-type="string">
            <text:p text:style-name="P49"><text:span text:style-name="Основной_20_шрифт_20_абзаца"><text:span text:style-name="T2">Уполномоченного Осипова Арсена Даниловича.</text:span></text:span></text:p>
          </table:table-cell>
        </table:table-row>
      </table:table>
      <text:p text:style-name="P37">участвовавшего в следственном действии, а в необходимых случаях его адрес и другие данные о его личности)</text:p>
      <table:table table:name="Таблица83" table:style-name="Таблица83">
        <table:table-column table:style-name="Таблица83.A"/>
        <table:table-column table:style-name="Таблица83.B"/>
        <table:table-column table:style-name="Таблица83.C"/>
        <table:table-column table:style-name="Таблица83.D"/>
        <table:table-column table:style-name="Таблица83.E"/>
        <table:table-column table:style-name="Таблица83.F"/>
        <table:table-column table:style-name="Таблица83.G"/>
        <table:table-row table:style-name="Таблица83.1">
          <table:table-cell table:style-name="Таблица83.A1" office:value-type="string">
            <text:p text:style-name="P42"><text:span text:style-name="Основной_20_шрифт_20_абзаца"><text:span text:style-name="T4">на основании постановления от</text:span></text:span><text:span text:style-name="Основной_20_шрифт_20_абзаца"><text:span text:style-name="T1"><text:tab/></text:span></text:span></text:p>
          </table:table-cell>
          <table:table-cell table:style-name="Таблица83.B1" office:value-type="string">
            <text:p text:style-name="P54"><text:s/>03</text:p>
          </table:table-cell>
          <table:table-cell table:style-name="Таблица83.A1" office:value-type="string">
            <text:p text:style-name="P55"/>
          </table:table-cell>
          <table:table-cell table:style-name="Таблица83.B1" office:value-type="string">
            <text:p text:style-name="P54">декабря</text:p>
          </table:table-cell>
          <table:table-cell table:style-name="Таблица83.A1" office:value-type="string">
            <text:p text:style-name="P57">20</text:p>
          </table:table-cell>
          <table:table-cell table:style-name="Таблица83.B1" office:value-type="string">
            <text:p text:style-name="P56">23</text:p>
          </table:table-cell>
          <table:table-cell table:style-name="Таблица83.A1" office:value-type="string">
            <text:p text:style-name="P43"><text:span text:style-name="Основной_20_шрифт_20_абзаца"><text:span text:style-name="T1">г.</text:span></text:span><text:span text:style-name="Основной_20_шрифт_20_абзаца"><text:span text:style-name="T4"> и в соответствии с частями</text:span></text:span></text:p>
          </table:table-cell>
        </table:table-row>
      </table:table>
      <text:p text:style-name="P12">четвертой-шестнадцатой ст. 182 (частями второй, третьей и пятой ст. 183) УПК РФ произвел</text:p>
      <table:table table:name="Таблица84" table:style-name="Таблица84">
        <table:table-column table:style-name="Таблица84.A"/>
        <table:table-column table:style-name="Таблица84.B"/>
        <table:table-row table:style-name="Таблица84.1">
          <table:table-cell table:style-name="Таблица84.A1" office:value-type="string">
            <text:p text:style-name="P19">обыск (выемку)</text:p>
          </table:table-cell>
          <table:table-cell table:style-name="Таблица84.B1" office:value-type="string">
            <text:p text:style-name="P15">г. Санкт-Петербург ул. Романа Абрамова д.10 кв. 65</text:p>
          </table:table-cell>
        </table:table-row>
      </table:table>
      <text:p text:style-name="P32">(где именно)</text:p>
      <table:table table:name="Таблица87" table:style-name="Таблица87">
        <table:table-column table:style-name="Таблица87.A"/>
        <table:table-column table:style-name="Таблица87.B"/>
        <table:table-row table:style-name="Таблица87.1">
          <table:table-cell table:style-name="Таблица87.A1" office:value-type="string">
            <text:p text:style-name="P10">в целях отыскания и изъятия</text:p>
          </table:table-cell>
          <table:table-cell table:style-name="Таблица87.B1" office:value-type="string">
            <text:p text:style-name="P26">ЭВМ и носителей информации имеющих отношение у делу о</text:p>
          </table:table-cell>
        </table:table-row>
      </table:table>
      <text:p text:style-name="P32">(каких именно предметов, документов,</text:p>
      <table:table table:name="Таблица88" table:style-name="Таблица88">
        <table:table-column table:style-name="Таблица88.A"/>
        <table:table-row table:style-name="Таблица88.1">
          <table:table-cell table:style-name="Таблица88.A1" office:value-type="string">
            <text:p text:style-name="P16">распространении вредоносного ПО</text:p>
          </table:table-cell>
        </table:table-row>
      </table:table>
      <text:p text:style-name="P32">ценностей, имеющих значение для уголовного дела)</text:p>
      <text:p text:style-name="P13">Перед началом обыска (выемки) участвующим лицам разъяснены их права, ответственность, а также порядок производства обыска (выемки).</text:p>
      <table:table table:name="Таблица91" table:style-name="Таблица91">
        <table:table-column table:style-name="Таблица91.A"/>
        <table:table-column table:style-name="Таблица91.B"/>
        <table:table-row>
          <table:table-cell table:style-name="Таблица91.A1" office:value-type="string">
            <text:p text:style-name="P48"><text:span text:style-name="Основной_20_шрифт_20_абзаца"><text:span text:style-name="T4">Участвующие лица: </text:span></text:span><text:span text:style-name="Основной_20_шрифт_20_абзаца"><text:span text:style-name="T1">Калганов</text:span></text:span><text:span text:style-name="Основной_20_шрифт_20_абзаца"><text:span text:style-name="T4"> Н. С.</text:span></text:span></text:p>
          </table:table-cell>
          <table:table-cell table:style-name="Таблица91.B1" office:value-type="string">
            <text:p text:style-name="P15"/>
          </table:table-cell>
        </table:table-row>
      </table:table>
      <text:p text:style-name="P33">(подпись)</text:p>
      <table:table table:name="Таблица92" table:style-name="Таблица92">
        <table:table-column table:style-name="Таблица92.A"/>
        <table:table-column table:style-name="Таблица92.B"/>
        <text:soft-page-break/>
        <table:table-row>
          <table:table-cell table:style-name="Таблица92.A1" office:value-type="string">
            <text:p text:style-name="P46"><text:span text:style-name="Основной_20_шрифт_20_абзаца"><text:span text:style-name="T1">Туманов Р. И.</text:span></text:span></text:p>
          </table:table-cell>
          <table:table-cell table:style-name="Таблица92.B1" office:value-type="string">
            <text:p text:style-name="P15"/>
          </table:table-cell>
        </table:table-row>
      </table:table>
      <text:p text:style-name="P33">(подпись)</text:p>
      <table:table table:name="Таблица93" table:style-name="Таблица93">
        <table:table-column table:style-name="Таблица93.A"/>
        <table:table-column table:style-name="Таблица93.B"/>
        <table:table-row>
          <table:table-cell table:style-name="Таблица93.A1" office:value-type="string">
            <text:p text:style-name="P17">Глебов А. П.</text:p>
          </table:table-cell>
          <table:table-cell table:style-name="Таблица93.B1" office:value-type="string">
            <text:p text:style-name="P15"/>
          </table:table-cell>
        </table:table-row>
      </table:table>
      <text:p text:style-name="P6">(подпись)</text:p>
      <table:table table:name="Таблица94" table:style-name="Таблица94">
        <table:table-column table:style-name="Таблица94.A"/>
        <table:table-column table:style-name="Таблица94.B"/>
        <table:table-row>
          <table:table-cell table:style-name="Таблица94.A1" office:value-type="string">
            <text:p text:style-name="P50"><text:span text:style-name="Основной_20_шрифт_20_абзаца"><text:span text:style-name="T2">Георгиев В. И.</text:span></text:span></text:p>
          </table:table-cell>
          <table:table-cell table:style-name="Таблица94.B1" office:value-type="string">
            <text:p text:style-name="P15"/>
          </table:table-cell>
        </table:table-row>
      </table:table>
      <text:p text:style-name="P52"><text:span text:style-name="Основной_20_шрифт_20_абзаца"><text:span text:style-name="T4"><text:tab/><text:tab/><text:tab/><text:tab/><text:tab/><text:tab/><text:tab/><text:tab/><text:tab/><text:tab/><text:tab/> <text:s text:c="8"/>(подпись)</text:span></text:span></text:p>
      <table:table table:name="Таблица95" table:style-name="Таблица95">
        <table:table-column table:style-name="Таблица95.A"/>
        <table:table-column table:style-name="Таблица95.B"/>
        <table:table-row>
          <table:table-cell table:style-name="Таблица95.A1" office:value-type="string">
            <text:p text:style-name="P50"><text:span text:style-name="Основной_20_шрифт_20_абзаца"><text:span text:style-name="T2">Осипов А. Д.</text:span></text:span></text:p>
          </table:table-cell>
          <table:table-cell table:style-name="Таблица95.B1" office:value-type="string">
            <text:p text:style-name="P15"/>
          </table:table-cell>
        </table:table-row>
      </table:table>
      <text:p text:style-name="P52"><text:span text:style-name="Основной_20_шрифт_20_абзаца"><text:span text:style-name="T4"><text:tab/><text:tab/><text:tab/><text:tab/><text:tab/><text:tab/><text:tab/><text:tab/><text:tab/><text:tab/><text:tab/> <text:s text:c="8"/>(подпись)</text:span></text:span></text:p>
      <text:p text:style-name="P48"><text:span text:style-name="Основной_20_шрифт_20_абзаца"><text:span text:style-name="T4">Понятым, кроме того, до начала обыска (выемки) разъяснены их права, обязанности и ответственность, предусмот</text:span></text:span><text:span text:style-name="T5">ренные ст. 60 УПК РФ.</text:span></text:p>
      <table:table table:name="Таблица97" table:style-name="Таблица97">
        <table:table-column table:style-name="Таблица97.A"/>
        <table:table-column table:style-name="Таблица97.B"/>
        <table:table-row>
          <table:table-cell table:style-name="Таблица97.A1" office:value-type="string">
            <text:p text:style-name="P17"/>
          </table:table-cell>
          <table:table-cell table:style-name="Таблица97.B1" office:value-type="string">
            <text:p text:style-name="P15"/>
          </table:table-cell>
        </table:table-row>
      </table:table>
      <text:p text:style-name="P33">(подпись понятого)</text:p>
      <table:table table:name="Таблица98" table:style-name="Таблица98">
        <table:table-column table:style-name="Таблица98.A"/>
        <table:table-column table:style-name="Таблица98.B"/>
        <table:table-row>
          <table:table-cell table:style-name="Таблица98.A1" office:value-type="string">
            <text:p text:style-name="P17"/>
          </table:table-cell>
          <table:table-cell table:style-name="Таблица98.B1" office:value-type="string">
            <text:p text:style-name="P15"/>
          </table:table-cell>
        </table:table-row>
      </table:table>
      <text:p text:style-name="P6">(подпись понятого)</text:p>
      <text:p text:style-name="P6"/>
      <table:table table:name="Таблица99" table:style-name="Таблица99">
        <table:table-column table:style-name="Таблица99.A"/>
        <table:table-row>
          <table:table-cell table:style-name="Таблица99.A1" office:value-type="string">
            <text:p text:style-name="P10"><text:s text:c="13"/>Лица, <text:s text:c="2"/>участвующие <text:s text:c="2"/>в <text:s text:c="2"/>следственном <text:s text:c="2"/>действии, <text:s text:c="2"/>были <text:s/>заранее <text:s/>предупреждены <text:s/>о</text:p>
          </table:table-cell>
        </table:table-row>
      </table:table>
      <text:p text:style-name="P39"/>
      <table:table table:name="Таблица100" table:style-name="Таблица100">
        <table:table-column table:style-name="Таблица100.A"/>
        <table:table-column table:style-name="Таблица100.B"/>
        <table:table-row table:style-name="Таблица100.1">
          <table:table-cell table:style-name="Таблица100.A1" office:value-type="string">
            <text:p text:style-name="P21">применении при производстве следственного действия технических средств <text:s text:c="9"/></text:p>
          </table:table-cell>
          <table:table-cell table:style-name="Таблица100.B1" office:value-type="string">
            <text:p text:style-name="P25">ф/а – цифровой</text:p>
          </table:table-cell>
        </table:table-row>
      </table:table>
      <text:p text:style-name="P53"><text:span text:style-name="T5"><text:s text:c="61"/></text:span><text:span text:style-name="Основной_20_шрифт_20_абзаца"><text:span text:style-name="T3">(каких именно</text:span></text:span></text:p>
      <table:table table:name="Таблица101" table:style-name="Таблица101">
        <table:table-column table:style-name="Таблица101.A"/>
        <table:table-row table:style-name="Таблица101.1">
          <table:table-cell table:style-name="Таблица101.A1" office:value-type="string">
            <text:p text:style-name="P47"><text:span text:style-name="Основной_20_шрифт_20_абзаца"><text:span text:style-name="T4">«Panasonic» DMC-F220, применяемый Осиповым А. Д.</text:span></text:span></text:p>
          </table:table-cell>
        </table:table-row>
      </table:table>
      <text:p text:style-name="P34">и кем именно)</text:p>
      <table:table table:name="Таблица103" table:style-name="Таблица103">
        <table:table-column table:style-name="Таблица103.A"/>
        <table:table-row table:style-name="Таблица103.1">
          <table:table-cell table:style-name="Таблица103.A1" office:value-type="string">
            <text:p text:style-name="P22"><text:s/>Перед <text:s text:c="2"/>началом <text:s text:c="2"/>обыска <text:s text:c="2"/>(выемки) <text:s text:c="3"/>следователем <text:s text:c="3"/>(дознавателем) <text:s text:c="2"/>было <text:s text:c="2"/>предъявлено</text:p>
          </table:table-cell>
        </table:table-row>
      </table:table>
      <text:p text:style-name="P3"/>
      <table:table table:name="Таблица104" table:style-name="Таблица104">
        <table:table-column table:style-name="Таблица104.A"/>
        <table:table-column table:style-name="Таблица104.B"/>
        <table:table-column table:style-name="Таблица104.C"/>
        <table:table-column table:style-name="Таблица104.D"/>
        <table:table-column table:style-name="Таблица104.E"/>
        <table:table-column table:style-name="Таблица104.F"/>
        <table:table-column table:style-name="Таблица104.G"/>
        <table:table-row table:style-name="Таблица104.1">
          <table:table-cell table:style-name="Таблица104.A1" office:value-type="string">
            <text:p text:style-name="P31">постановление о производстве обыска (выемки) от <text:s text:c="2"/>«</text:p>
          </table:table-cell>
          <table:table-cell table:style-name="Таблица104.B1" office:value-type="string">
            <text:p text:style-name="P15">03</text:p>
          </table:table-cell>
          <table:table-cell table:style-name="Таблица104.A1" office:value-type="string">
            <text:p text:style-name="P24">»</text:p>
          </table:table-cell>
          <table:table-cell table:style-name="Таблица104.B1" office:value-type="string">
            <text:p text:style-name="P15">декабря</text:p>
          </table:table-cell>
          <table:table-cell table:style-name="Таблица104.A1" office:value-type="string">
            <text:p text:style-name="P9">20</text:p>
          </table:table-cell>
          <table:table-cell table:style-name="Таблица104.B1" office:value-type="string">
            <text:p text:style-name="P23">23</text:p>
          </table:table-cell>
          <table:table-cell table:style-name="Таблица104.A1" office:value-type="string">
            <text:p text:style-name="P21">г., после чего</text:p>
          </table:table-cell>
        </table:table-row>
      </table:table>
      <text:p text:style-name="P2"/>
      <table:table table:name="Таблица105" table:style-name="Таблица105">
        <table:table-column table:style-name="Таблица105.A"/>
        <table:table-row table:style-name="Таблица105.1">
          <table:table-cell table:style-name="Таблица105.A1" office:value-type="string">
            <text:p text:style-name="P50"><text:span text:style-name="Основной_20_шрифт_20_абзаца"><text:span text:style-name="T2">Георгиеву В. И.</text:span></text:span></text:p>
          </table:table-cell>
        </table:table-row>
      </table:table>
      <text:p text:style-name="P34">(кому именно)</text:p>
      <table:table table:name="Таблица106" table:style-name="Таблица106">
        <table:table-column table:style-name="Таблица106.A"/>
        <table:table-column table:style-name="Таблица106.B"/>
        <table:table-row table:style-name="Таблица106.1">
          <table:table-cell table:style-name="Таблица106.A1" office:value-type="string">
            <text:p text:style-name="P10">было предложено выдать</text:p>
          </table:table-cell>
          <table:table-cell table:style-name="Таблица106.B1" office:value-type="string">
            <text:p text:style-name="P15">ЭВМ, на которых установлено вредоносное ПО.</text:p>
          </table:table-cell>
        </table:table-row>
      </table:table>
      <text:p text:style-name="P3"/>
      <table:table table:name="Таблица109" table:style-name="Таблица109">
        <table:table-column table:style-name="Таблица109.A"/>
        <table:table-column table:style-name="Таблица109.B"/>
        <table:table-row table:style-name="Таблица109.1">
          <table:table-cell table:style-name="Таблица109.A1" office:value-type="string">
            <text:p text:style-name="P13">Указанные предметы, документы и ценности</text:p>
          </table:table-cell>
          <table:table-cell table:style-name="Таблица109.B1" office:value-type="string">
            <text:p text:style-name="P15">были выданы добровольно.</text:p>
          </table:table-cell>
        </table:table-row>
      </table:table>
      <text:p text:style-name="P7"/>
      <table:table table:name="Таблица112" table:style-name="Таблица112">
        <table:table-column table:style-name="Таблица112.A"/>
        <table:table-column table:style-name="Таблица112.B"/>
        <table:table-row table:style-name="Таблица112.1">
          <table:table-cell table:style-name="Таблица112.A1" office:value-type="string">
            <text:p text:style-name="P14">В ходе обыска (выемки) изъято:</text:p>
          </table:table-cell>
          <table:table-cell table:style-name="Таблица112.B1" office:value-type="string">
            <text:p text:style-name="P15">Квартира расположена на 10 этаже многоквартирного</text:p>
          </table:table-cell>
        </table:table-row>
      </table:table>
      <text:p text:style-name="P35">(излагаются обстоятельства производства обыска</text:p>
      <table:table table:name="Таблица113" table:style-name="Таблица113">
        <table:table-column table:style-name="Таблица113.A"/>
        <text:soft-page-break/>
        <table:table-row table:style-name="Таблица113.1">
          <table:table-cell table:style-name="Таблица113.A1" office:value-type="string">
            <text:p text:style-name="P47"><text:span text:style-name="Основной_20_шрифт_20_абзаца"><text:span text:style-name="T4">Дома. В подъезде данная квартира расположена справа от входа.</text:span></text:span></text:p>
            <text:p text:style-name="P15"/>
          </table:table-cell>
        </table:table-row>
      </table:table>
      <text:p text:style-name="P35">(выемки), предусмотренные частями десятой,</text:p>
      <table:table table:name="Таблица114" table:style-name="Таблица114">
        <table:table-column table:style-name="Таблица114.A"/>
        <table:table-row table:style-name="Таблица114.1">
          <table:table-cell table:style-name="Таблица114.A1" office:value-type="string">
            <text:p text:style-name="P51"><text:span text:style-name="Основной_20_шрифт_20_абзаца"><text:span text:style-name="T2">Вход в квартиру осуществляется через дверной проем.</text:span></text:span></text:p>
          </table:table-cell>
        </table:table-row>
      </table:table>
      <text:p text:style-name="P35">тринадцатой и четырнадцатой ст. 182 УПК РФ,</text:p>
      <table:table table:name="Таблица115" table:style-name="Таблица115">
        <table:table-column table:style-name="Таблица115.A"/>
        <table:table-row table:style-name="Таблица115.1">
          <table:table-cell table:style-name="Таблица115.A1" office:value-type="string">
            <text:p text:style-name="P51"><text:span text:style-name="Основной_20_шрифт_20_абзаца"><text:span text:style-name="T2">Дверной проем оборудован металлической дверью темно-коричневого цвета, имеющей</text:span></text:span></text:p>
          </table:table-cell>
        </table:table-row>
      </table:table>
      <text:p text:style-name="P35">перечень и индивидуальные признаки</text:p>
      <table:table table:name="Таблица116" table:style-name="Таблица116">
        <table:table-column table:style-name="Таблица116.A"/>
        <table:table-row table:style-name="Таблица116.1">
          <table:table-cell table:style-name="Таблица116.A1" office:value-type="string">
            <text:p text:style-name="P51"><text:span text:style-name="Основной_20_шрифт_20_абзаца"><text:span text:style-name="T2">запорное устройство в виде интегрированного в тело двери замка. Сотрудниками был</text:span></text:span></text:p>
          </table:table-cell>
        </table:table-row>
      </table:table>
      <text:p text:style-name="P7">изъятых предметов, их упаковка)</text:p>
      <table:table table:name="Таблица117" table:style-name="Таблица117">
        <table:table-column table:style-name="Таблица117.A"/>
        <table:table-row table:style-name="Таблица117.1">
          <table:table-cell table:style-name="Таблица117.A1" office:value-type="string">
            <text:p text:style-name="P51"><text:span text:style-name="Основной_20_шрифт_20_абзаца"><text:span text:style-name="T2">осуществлён звонок в дверь, после чего был предъявлен ордер на обыск, после чего подозреваемый сам открыл дверь и впустил сотрудников и понятых в квартиру, представляющую собой одно жилое помещение, кухню и санитарный узел. В жилом помещении был обнаружен персональный компьютер и ноутбук, которые были изъяты и помещены в ударопрочные кейсы. По требованию сотрудников Георгиевым Владимиром Игоревичем были выданы имеющиеся у него жёсткие диски и флеш-накопители, которые были изъяты и помещены в полиэтиленовые пакеты с красной маркировкой. Также были изъяты мобильный телефон и договор с ОЭБ и ПК ЛО МВД по адресу г Петербург ул. Рубинштейна, д.23, обнаруженные в ящике шкафа в жилом помещении. Остальные помещения были обысканы, но материалов для следствия обнаружено не было.</text:span>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nsNonformat" style:family="paragraph">
      <style:paragraph-properties fo:orphans="0" fo:widows="0" fo:hyphenation-ladder-count="no-limit" style:text-autospace="none"/>
      <style:text-properties style:font-name="Courier New" fo:font-family="'Courier New'" style:font-family-generic="modern" style:font-pitch="fixed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modern" style:font-pitch-asian="fixed" style:font-size-asian="24pt" style:font-weight-asian="bold" style:font-name-complex="Arial" style:font-family-complex="Arial" style:font-family-generic-complex="swiss" style:font-pitch-complex="variable" style:font-size-complex="24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9T10:27:06.761000000</meta:creation-date>
    <dc:date>2024-03-19T10:52:53.717000000</dc:date>
    <meta:editing-duration>PT2M53S</meta:editing-duration>
    <meta:editing-cycles>15</meta:editing-cycles>
    <meta:generator>LibreOffice/24.2.0.3$Windows_X86_64 LibreOffice_project/da48488a73ddd66ea24cf16bbc4f7b9c08e9bea1</meta:generator>
    <meta:document-statistic meta:table-count="33" meta:image-count="0" meta:object-count="0" meta:page-count="3" meta:paragraph-count="96" meta:word-count="512" meta:character-count="3732" meta:non-whitespace-character-count="3127"/>
  </office:meta>
</office:document-meta>
</file>